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paragraph-rsid="0013b97a"/>
    </style:style>
    <style:style style:name="P2" style:family="paragraph" style:parent-style-name="Texte_20_Normal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3b97a"/>
    </style:style>
    <style:style style:name="P3" style:family="paragraph" style:parent-style-name="Texte_20_Normal">
      <style:paragraph-properties fo:margin-left="0cm" fo:margin-right="0cm" fo:text-indent="0cm" style:auto-text-indent="false"/>
      <style:text-properties fo:language="fr" fo:country="FR" officeooo:rsid="002422b7" officeooo:paragraph-rsid="0013b97a"/>
    </style:style>
    <style:style style:name="P4" style:family="paragraph" style:parent-style-name="Texte_20_Normal">
      <style:paragraph-properties fo:margin-left="0cm" fo:margin-right="0cm" fo:text-align="center" style:justify-single-word="false" fo:text-indent="0cm" style:auto-text-indent="false"/>
      <style:text-properties fo:language="fr" fo:country="FR" officeooo:paragraph-rsid="0013b97a"/>
    </style:style>
    <style:style style:name="P5" style:family="paragraph" style:parent-style-name="Texte_20_Normal">
      <style:paragraph-properties fo:margin-left="0cm" fo:margin-right="0cm" fo:text-indent="0cm" style:auto-text-indent="false"/>
      <style:text-properties fo:language="fr" fo:country="FR" officeooo:rsid="001f719a" officeooo:paragraph-rsid="0013b97a"/>
    </style:style>
    <style:style style:name="P6" style:family="paragraph" style:parent-style-name="Texte_20_Normal">
      <style:paragraph-properties fo:margin-left="0cm" fo:margin-right="0cm" fo:text-indent="0cm" style:auto-text-indent="false"/>
      <style:text-properties fo:language="fr" fo:country="FR" officeooo:rsid="00214d51" officeooo:paragraph-rsid="0013b97a"/>
    </style:style>
    <style:style style:name="P7" style:family="paragraph" style:parent-style-name="Texte_20_Normal">
      <style:paragraph-properties fo:margin-left="0cm" fo:margin-right="0cm" fo:text-indent="0cm" style:auto-text-indent="false"/>
      <style:text-properties fo:language="fr" fo:country="FR" officeooo:rsid="0022a49d" officeooo:paragraph-rsid="0013b97a"/>
    </style:style>
    <style:style style:name="P8" style:family="paragraph" style:parent-style-name="Texte_20_Normal">
      <style:paragraph-properties fo:margin-left="0cm" fo:margin-right="0cm" fo:text-indent="0cm" style:auto-text-indent="false"/>
      <style:text-properties fo:language="fr" fo:country="FR" officeooo:paragraph-rsid="0013b97a"/>
    </style:style>
    <style:style style:name="P9" style:family="paragraph" style:parent-style-name="Texte_20_Normal">
      <style:paragraph-properties fo:margin-left="0cm" fo:margin-right="0cm" fo:text-indent="0cm" style:auto-text-indent="false"/>
      <style:text-properties style:text-outline="false" style:text-line-through-style="none" style:text-line-through-type="none" style:font-name="Arial2" fo:font-size="11pt" fo:language="fr" fo:country="FR" fo:font-style="normal" fo:text-shadow="none" style:text-underline-style="none" fo:font-weight="normal" officeooo:rsid="0022a49d" officeooo:paragraph-rsid="0013b97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Texte_20_Normal">
      <style:paragraph-properties fo:margin-left="0cm" fo:margin-right="0cm" fo:text-indent="0cm" style:auto-text-indent="false"/>
      <style:text-properties style:font-name="Arial1" fo:font-size="11pt" fo:language="fr" fo:country="FR" officeooo:rsid="0022a49d" officeooo:paragraph-rsid="0013b97a" style:font-size-asian="11pt" style:font-name-complex="Arial1" style:font-size-complex="11pt"/>
    </style:style>
    <style:style style:name="P11" style:family="paragraph" style:parent-style-name="Heading">
      <style:text-properties fo:language="fr" fo:country="FR" officeooo:paragraph-rsid="0013b97a"/>
    </style:style>
    <style:style style:name="T1" style:family="text">
      <style:text-properties fo:font-weight="bold" officeooo:rsid="001f719a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719a" style:font-weight-asian="normal" style:font-weight-complex="normal"/>
    </style:style>
    <style:style style:name="T4" style:family="text">
      <style:text-properties officeooo:rsid="00214d51"/>
    </style:style>
    <style:style style:name="T5" style:family="text">
      <style:text-properties style:text-position="33% 68%" officeooo:rsid="0020e1c8"/>
    </style:style>
    <style:style style:name="T6" style:family="text">
      <style:text-properties style:text-position="33% 68%" officeooo:rsid="00214d51"/>
    </style:style>
    <style:style style:name="T7" style:family="text">
      <style:text-properties style:text-position="0% 100%" officeooo:rsid="00214d51"/>
    </style:style>
    <style:style style:name="T8" style:family="text">
      <style:text-properties style:text-position="0% 100%" officeooo:rsid="0022a49d"/>
    </style:style>
    <style:style style:name="T9" style:family="text">
      <style:text-properties officeooo:rsid="001f719a"/>
    </style:style>
    <style:style style:name="T10" style:family="text">
      <style:text-properties style:font-name="Arial1" fo:font-size="11pt" style:font-size-asian="11pt" style:font-name-complex="Arial1" style:font-size-complex="11pt"/>
    </style:style>
    <style:style style:name="T11" style:family="text">
      <style:text-properties style:font-name="Arial1" fo:font-size="11pt" officeooo:rsid="002422b7" style:font-size-asian="11pt" style:font-name-complex="Arial1" style:font-size-complex="11pt"/>
    </style:style>
    <style:style style:name="T12" style:family="text">
      <style:text-properties style:font-name="Arial1" fo:font-size="11pt" officeooo:rsid="001f719a" style:font-size-asian="11pt" style:font-name-complex="Arial1" style:font-size-complex="11pt"/>
    </style:style>
    <style:style style:name="T13" style:family="text">
      <style:text-properties style:font-name="Arial1" fo:font-size="11pt" officeooo:rsid="00214d51" style:font-size-asian="11pt" style:font-name-complex="Arial1" style:font-size-complex="11pt"/>
    </style:style>
    <style:style style:name="T14" style:family="text">
      <style:text-properties style:font-name="Arial1" fo:font-size="11pt" style:text-underline-style="solid" style:text-underline-width="auto" style:text-underline-color="font-color" officeooo:rsid="00214d51" style:font-size-asian="11pt" style:font-name-complex="Arial1" style:font-size-complex="11pt"/>
    </style:style>
    <style:style style:name="T15" style:family="text">
      <style:text-properties style:text-outline="false" style:text-line-through-style="none" style:text-line-through-type="none" style:font-name="Arial2" fo:font-size="9pt" fo:font-style="normal" fo:text-shadow="none" style:text-underline-style="none" fo:font-weight="normal" officeooo:rsid="0022a49d" style:font-size-asian="9pt" style:font-style-asian="normal" style:font-weight-asian="normal" style:font-name-complex="Arial1" style:font-size-complex="11pt" style:text-emphasize="none"/>
    </style:style>
    <style:style style:name="T16" style:family="text">
      <style:text-properties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17" style:family="text">
      <style:text-properties style:text-outline="false" style:text-line-through-style="none" style:text-line-through-type="none" style:font-name="Arial2" fo:font-size="11pt" fo:font-style="normal" fo:text-shadow="none" style:text-underline-style="none" fo:font-weight="normal" officeooo:rsid="0022a49d" style:font-size-asian="11pt" style:font-style-asian="normal" style:font-weight-asian="normal" style:font-size-complex="11pt" style:text-emphasize="non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xemple : </text:span><text:span text:style-name="T2">L'indice des prix, base 100 en 1980, valait 8,4 en 1950 et 21,6 en 1970. </text:span><text:span text:style-name="T3">Calculer le taux annuel moyen d'évolution des prix sur cette période. </text:span></text:p>
      <text:p text:style-name="P3">Il faut calculer le multiplicateur sur l'ensemble de la période en faisant le rapport des indices :</text:p>
      <text:p text:style-name="P4">1+T = 21,6 / 8,4 = 2,57. <text:s/></text:p>
      <text:p text:style-name="P5">Ceci signifie que les prix ont été multipliés par 2,57 entre 1950 et 1970. </text:p>
      <text:p text:style-name="P5">Le taux d'évolution (ou variation relative) correspondant est égal à : <text:s/>2,57 – 1 = 1,57. </text:p>
      <text:p text:style-name="P5">Soit, exprimée en <text:s/>pourcentage, une augmentation des prix de 157 %. </text:p>
      <text:p text:style-name="P8"/>
      <text:p text:style-name="P6">a) Calcul du multiplicateur annuel moyen : <text:s text:c="2"/></text:p>
      <text:p text:style-name="P8"><text:span text:style-name="T4">1 + Tm = Racine 20-ième de (2,57) = (2,57)</text:span><text:span text:style-name="T5">1/</text:span><text:span text:style-name="T6">20</text:span><text:span text:style-name="T7"> <text:s/>= <text:s text:c="2"/></text:span><text:span text:style-name="T8">1,0483</text:span><text:span text:style-name="T7"> <text:s text:c="4"/></text:span><text:span text:style-name="T6"><text:s text:c="22"/></text:span><text:s text:c="39"/></text:p>
      <text:p text:style-name="P5">En moyenne, entre 1950 et 1970, les prix ont été multipliés chaque année par 1,0483. </text:p>
      <text:p text:style-name="P6">b) Donc le taux d'évolution annuel moyen est de 1,0483 – 1 = 0,0483</text:p>
      <text:p text:style-name="P8"><text:span text:style-name="T9">Ce s'exprime ainsi : <text:s/>e</text:span><text:span text:style-name="T10">ntre 19</text:span><text:span text:style-name="T11">5</text:span><text:span text:style-name="T10">0 et 19</text:span><text:span text:style-name="T11">7</text:span><text:span text:style-name="T10">0, les prix ont augmenté en moyenne de 4,83% par an.</text:span></text:p>
      <text:p text:style-name="P8"/>
      <text:p text:style-name="P8"><text:span text:style-name="T12">L'usage de la moyenne arithmétique pour calculer ce taux moyen conduirait à un résultat faux : <text:s/></text:span><text:span text:style-name="T13">en effet <text:s/></text:span><text:span text:style-name="T12">157 % / 20 = </text:span><text:span text:style-name="T13">7,85 % !</text:span></text:p>
      <text:p text:style-name="P8"/>
      <text:p text:style-name="P8"/>
      <text:p text:style-name="P8"><text:span text:style-name="T14">Exercice :</text:span><text:span text:style-name="T15"> </text:span><text:span text:style-name="T17">In</text:span><text:span text:style-name="T16">dice des prix à la consommation (ensemble des ménages, métropole + DOM, base 1998) </text:span></text:p>
      <text:p text:style-name="P9"><text:tab/><text:tab/><text:tab/></text:p>
      <text:p text:style-name="P9"/>
      <text:p text:style-name="P9"><text:tab/><text:tab/><text:tab/><text:tab/>Mai 2005 : 112,3 <text:s text:c="2"/></text:p>
      <text:p text:style-name="P9"><text:tab/><text:tab/><text:tab/><text:tab/>Mai 2015 : 128,6</text:p>
      <text:p text:style-name="P7"/>
      <text:p text:style-name="P7"/>
      <text:p text:style-name="P10">Calculer :</text:p>
      <text:p text:style-name="P7"><text:span text:style-name="T10">- le taux annuel moyen d'évolution des prix </text:span><text:span text:style-name="T11">à la consommation </text:span><text:span text:style-name="T10">entre mai 2005 et mai 2015.</text:span></text:p>
      <text:p text:style-name="P7"><text:span text:style-name="T10">- le taux mensuel moyen d'évolution des prix </text:span><text:span text:style-name="T11">à la consommation </text:span><text:span text:style-name="T10">entre mai 2005 et mai 2015.</text:span></text:p>
      <text:p text:style-name="P7"/>
      <text:p text:style-name="P7"/>
      <text:p text:style-name="P7"/>
      <text:p text:style-name="P3">Résultats :</text:p>
      <text:p text:style-name="P7"><draw:frame draw:style-name="fr1" draw:name="Objet5" text:anchor-type="paragraph" svg:x="0.379cm" svg:y="0.314cm" svg:width="12.233cm" svg:height="4.392cm" draw:z-index="0"><draw:object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7"/>
      <text:p text:style-name="P10"/>
      <text:p text:style-name="P1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2" svg:font-family="Arial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exte_20_Normal" style:display-name="Texte Normal" style:family="paragraph" style:parent-style-name="Standard">
      <style:paragraph-properties fo:margin-left="1.251cm" fo:margin-right="0cm" fo:margin-top="0cm" fo:margin-bottom="0.212cm" loext:contextual-spacing="false" fo:text-align="justify" style:justify-single-word="false" fo:text-indent="0cm" style:auto-text-indent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11:06:51.372000000</meta:creation-date>
    <dc:date>2018-08-27T11:08:04.163000000</dc:date>
    <meta:editing-duration>PT1M12S</meta:editing-duration>
    <meta:editing-cycles>1</meta:editing-cycles>
    <meta:document-statistic meta:table-count="0" meta:image-count="0" meta:object-count="1" meta:page-count="2" meta:paragraph-count="20" meta:word-count="245" meta:character-count="1391" meta:non-whitespace-character-count="1064"/>
    <meta:generator>LibreOffice/5.4.6.2$Windows_X86_64 LibreOffice_project/4014ce260a04f1026ba855d3b8d91541c224eab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position=""/>
    </style:style>
    <style:style style:name="ce2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 style:data-style-name="N139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position=""/>
    </style:style>
    <style:style style:name="ce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position=""/>
    </style:style>
    <style:style style:name="ce6" style:family="table-cell" style:parent-style-name="Default" style:data-style-name="N147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4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 style:data-style-name="N13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 style:data-style-name="N147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Valeur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 table:number-rows-repeated="14">
          <table:table-cell table:number-columns-repeated="13"/>
        </table:table-row>
        <table:table-row table:style-name="ro2">
          <table:table-cell table:number-columns-repeated="9"/>
          <table:table-cell table:style-name="ce7" office:value-type="string" calcext:value-type="string">
            <text:p>Multiplicateur sur 10 ans</text:p>
          </table:table-cell>
          <table:table-cell table:style-name="ce7" office:value-type="string" calcext:value-type="string">
            <text:p>Multiplicateur annuel moyen</text:p>
          </table:table-cell>
          <table:table-cell table:style-name="ce7" office:value-type="string" calcext:value-type="string">
            <text:p>Taux d' évolution annuel moyen</text:p>
          </table:table-cell>
          <table:table-cell table:style-name="ce7" office:value-type="string" calcext:value-type="string">
            <text:p>Taux d' évolution annuel moyen en %</text:p>
          </table:table-cell>
        </table:table-row>
        <table:table-row table:style-name="ro3">
          <table:table-cell table:number-columns-repeated="9"/>
          <table:table-cell table:style-name="ce8" office:value-type="float" office:value="1.1451" calcext:value-type="float">
            <text:p>1,1451</text:p>
          </table:table-cell>
          <table:table-cell table:style-name="ce8" office:value-type="float" office:value="1.01362190829905" calcext:value-type="float">
            <text:p>1,0136</text:p>
          </table:table-cell>
          <table:table-cell table:style-name="ce8" office:value-type="float" office:value="0.0136219082990483" calcext:value-type="float">
            <text:p>0,0136</text:p>
          </table:table-cell>
          <table:table-cell table:style-name="ce11" office:value-type="percentage" office:value="0.0136219082990483" calcext:value-type="percentage">
            <text:p>1,36%</text:p>
          </table:table-cell>
        </table:table-row>
        <table:table-row table:style-name="ro4">
          <table:table-cell table:number-columns-repeated="9"/>
          <table:table-cell table:style-name="ce9" table:number-columns-repeated="4"/>
        </table:table-row>
        <table:table-row table:style-name="ro2">
          <table:table-cell table:number-columns-repeated="9"/>
          <table:table-cell table:style-name="ce7" office:value-type="string" calcext:value-type="string">
            <text:p>Multiplicateur sur 120 mois</text:p>
          </table:table-cell>
          <table:table-cell table:style-name="ce7" office:value-type="string" calcext:value-type="string">
            <text:p>Multiplicateur mensuel moyen</text:p>
          </table:table-cell>
          <table:table-cell table:style-name="ce7" office:value-type="string" calcext:value-type="string">
            <text:p>Taux d' évolution mensuel moyen</text:p>
          </table:table-cell>
          <table:table-cell table:style-name="ce7" office:value-type="string" calcext:value-type="string">
            <text:p>Taux d' évolution mensuel moyen en %</text:p>
          </table:table-cell>
        </table:table-row>
        <table:table-row table:style-name="ro3">
          <table:table-cell table:number-columns-repeated="9"/>
          <table:table-cell table:style-name="ce8" office:value-type="float" office:value="1.1451" calcext:value-type="float">
            <text:p>1,1451</text:p>
          </table:table-cell>
          <table:table-cell table:style-name="ce10" office:value-type="float" office:value="1.00112813287498" calcext:value-type="float">
            <text:p>1,00113</text:p>
          </table:table-cell>
          <table:table-cell table:style-name="ce10" office:value-type="float" office:value="0.00112813287497548" calcext:value-type="float">
            <text:p>0,00113</text:p>
          </table:table-cell>
          <table:table-cell table:style-name="ce12" office:value-type="percentage" office:value="0.00112813287497548" calcext:value-type="percentage">
            <text:p>0,11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7P2" style:volatile="true">
      <number:text> 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2" number:min-integer-digits="1" number:decimal-replacement="" number:grouping="true"/>
    </number:number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12" number:min-integer-digits="1"/>
    </number:number-style>
    <number:number-style style:name="N144">
      <number:number number:decimal-places="13" number:min-integer-digits="1"/>
    </number:number-style>
    <number:number-style style:name="N145">
      <number:number number:decimal-places="14" number:min-integer-digits="1"/>
    </number:number-style>
    <number:number-style style:name="N146">
      <number:number number:decimal-places="15" number:min-integer-digits="1"/>
    </number:number-style>
    <number:percentage-style style:name="N147">
      <number:number number:decimal-places="3" number:min-integer-digits="1"/>
      <number:text>%</number:text>
    </number:percentage-style>
    <number:percentage-style style:name="N148">
      <number:number number:decimal-places="4" number:min-integer-digits="1"/>
      <number:text>%</number:text>
    </number:percentage-style>
    <number:currency-style style:name="N14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9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11:29:42.0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